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7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8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8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1.016cm">
          <draw:text-box>
            <text:p text:style-name="P1"><text:span text:style-name="T1">Holy Gospel</text:span></text:p>
            <text:p text:style-name="P1"><text:span text:style-name="T2">Mark 1:14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766cm" svg:x="1.524cm" svg:y="0.87cm">
          <draw:text-box>
            <text:p text:style-name="P4"><text:span text:style-name="T3">14</text:span><text:span text:style-name="T4">Now after John was arrested, Jesus came into Galilee, proclaiming the gospel of God, </text:span><text:span text:style-name="T3">15</text:span><text:span text:style-name="T4">and saying, “The time is fulfilled, and the kingdom of God is at hand; repent and believe in the gospel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5.146cm" svg:height="7.766cm" svg:x="1.27cm" svg:y="0.87cm">
          <draw:text-box>
            <text:p text:style-name="P6"><text:span text:style-name="T3">16</text:span><text:span text:style-name="T4">Passing alongside the Sea of Galilee, he saw Simon and Andrew the brother of Simon casting a net into the sea, for they were fishermen. </text:span><text:span text:style-name="T3">17</text:span><text:span text:style-name="T4">And Jesus said to them, “Follow me, and I will make you become fishers of men.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5" draw:layer="layout" svg:width="24.384cm" svg:height="7.766cm" svg:x="1.778cm" svg:y="0.87cm">
          <draw:text-box>
            <text:p text:style-name="P4"><text:span text:style-name="T3">18</text:span><text:span text:style-name="T4">And immediately they left their nets and followed him. </text:span><text:span text:style-name="T3">19</text:span><text:span text:style-name="T4">And going on a little farther, he saw James the son of Zebedee and John his brother, who were in their boat mending the ne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5" draw:layer="layout" svg:width="24.638cm" svg:height="4.927cm" svg:x="1.798cm" svg:y="0.915cm">
          <draw:text-box>
            <text:p text:style-name="P8"><text:span text:style-name="T3">20</text:span><text:span text:style-name="T4">And immediately he called them, and they left their father Zebedee in the boat with the hired servants and follow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6:48:52.226000000</meta:creation-date>
    <dc:title>Hymn template</dc:title>
    <meta:editing-duration>PT11M8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8T21:06:18.795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1-21T16:48:51.929000000"/>
  </office:meta>
</office:document-meta>
</file>